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325cm" table:align="margins" fo:keep-with-next="always" style:may-break-between-rows="false"/>
    </style:style>
    <style:style style:name="tabVersement.A" style:family="table-column">
      <style:table-column-properties style:column-width="1.776cm" style:rel-column-width="6351*"/>
    </style:style>
    <style:style style:name="tabVersement.B" style:family="table-column">
      <style:table-column-properties style:column-width="7.292cm" style:rel-column-width="26079*"/>
    </style:style>
    <style:style style:name="tabVersement.C" style:family="table-column">
      <style:table-column-properties style:column-width="9.257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Gill Sans MT_CCJU1" fo:font-size="11pt" style:font-size-asian="11pt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3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4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5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ext_20_body">
      <style:text-properties style:font-name="Gill Sans MT_CCJU2" fo:font-size="11pt" style:font-size-asian="11pt" style:font-size-complex="11pt"/>
    </style:style>
    <style:style style:name="P3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3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37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8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Gill Sans MT_CCJU2"/>
    </style:style>
    <style:style style:name="T6" style:family="text">
      <style:text-properties style:font-name="Gill Sans MT_CCJU2" fo:language="fr" fo:country="FR"/>
    </style:style>
    <style:style style:name="T7" style:family="text">
      <style:text-properties style:font-name-asian="Courier New" style:font-name-complex="Courier New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%#include PCdacHeader#%</text:p>
      <text:p text:style-name="P9"/>
      <text:p text:style-name="P6"><text:span text:style-name="T4">%=COPIE_A=%</text:span> <text:tab/><text:tab/></text:p>
      <text:p text:style-name="P8">%=NO_DECISION=%</text:p>
      <text:p text:style-name="P6">%=NSS=%<text:tab/><text:tab/></text:p>
      <text:p text:style-name="P6">%=AYANT_DROIT=%<text:tab/></text:p>
      <text:p text:style-name="P6"/>
      <text:p text:style-name="P8">%=DECISION_DU=%</text:p>
      <text:p text:style-name="P6">%=remLineWhenBlank(ANNULE_REMPLACE)=%</text:p>
      <text:p text:style-name="P6"/>
      <text:p text:style-name="P6"/>
      <text:p text:style-name="P16">%=POLITESSE=%<text:line-break/></text:p>
      <text:p text:style-name="P27">%=INTRO=%</text:p>
      <text:p text:style-name="P27"/>
      <text:p text:style-name="P14">%=CONFORM_LEGISLATION=%</text:p>
      <text:p text:style-name="P27"/>
      <text:p text:style-name="P14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5"><text:tab/><text:span text:style-name="T5">%=B_PERIODE_CALCUL=%<text:tab/>%=PERIODE_CALCUL=%</text:span></text:p><text:p text:style-name="P5"><text:span text:style-name="T5"/></text:p><text:p text:style-name="P5"><text:span text:style-name="T5"><text:tab/>%=B_MONTANT_VERS_ASSURE</text:span><text:span text:style-name="T6">=%</text:span><text:span text:style-name="T5"><text:tab/>%=MONTANT_VERS_ASSURE=%</text:span></text:p><text:p text:style-name="P35"/><text:p text:style-name="P5"><text:span text:style-name="T5"><text:tab/>%=</text:span><text:span text:style-name="T6">B_MONTANT_VERSEE_ASS</text:span><text:span text:style-name="T5">=%<text:tab/>%=MONTANT_</text:span><text:span text:style-name="T6">VERSEE_</text:span><text:span text:style-name="T5">ASS</text:span><text:span text:style-name="T6">=%</text:span></text:p><text:p text:style-name="P36"/><text:p text:style-name="P5"><text:span text:style-name="T5"><text:tab/>%=B_MONTANT_HOME=%<text:tab/>%=MONTANT_HOME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3">%=remLineWhenBlank(MEMBRES_FAMILLES,1)=%</text:p>
      <text:p text:style-name="P3"/>
      <text:p text:style-name="DefaultGrasSol">%=remLineWhenBlank(REDUCTION_PRIMES,1)=%</text:p>
      <text:p text:style-name="P15">%=remLineWhenBlank(B_REDUCTION_PRIMES,1)=%</text:p>
      <text:p text:style-name="P15"/>
      <text:p text:style-name="DefaultGrasSol">%=remLineWhenBlank(VERSEMENT_PC,1)=%</text:p>
      <text:p text:style-name="P18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5">%{RM_IF_NO_DATA:true}%</text:p>
          </table:table-cell>
          <table:table-cell table:style-name="tabVersement.A1" office:value-type="string">
            <text:p text:style-name="P20"/>
          </table:table-cell>
          <table:table-cell table:style-name="tabVersement.A1" office:value-type="string">
            <text:p text:style-name="P20"/>
          </table:table-cell>
        </table:table-row>
        <table:table-row>
          <table:table-cell table:style-name="tabVersement.A1" office:value-type="string">
            <text:p text:style-name="P26"><text:span text:style-name="T9">%{ligne}</text:span><text:span text:style-name="T8">%%=</text:span><text:span text:style-name="T7">B_VERSEMENT_PC_A</text:span><text:span text:style-name="T8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17">%=remLineWhenBlank(B_VERSEMENT_PC_REMARQUES,1)=%</text:p>
      <text:p text:style-name="P10"/>
      <text:p text:style-name="DefaultGrasSol">%=remLineWhenBlank(REMARQUES,1)=%</text:p>
      <text:p text:style-name="P21">%=remLineWhenBlank(TXT_REMARQUES,1)=%</text:p>
      <text:p text:style-name="P19"/>
      <text:p text:style-name="DefaultGrasSol">%=remLineWhenBlank(OBLIGATION_RENSEIGNER,1)=%</text:p>
      <text:p text:style-name="P19">%=remLineWhenBlank(B_OBLIGATION_RENSEIGNER,1)=%</text:p>
      <text:p text:style-name="P23"/>
      <text:p text:style-name="DefaultGrasSol">%=remLineWhenBlank(INFORMATIONS,1)=%</text:p>
      <text:p text:style-name="P23">%=remLineWhenBlank(B_INFORMATIONS_1,1)=%</text:p>
      <text:p text:style-name="P7"/>
      <text:p text:style-name="P7">%=remLineWhenBlank(B_INFORMATIONS_2,1)=%</text:p>
      <text:p text:style-name="P23"/>
      <text:p text:style-name="P7">%=remLineWhenBlank(B_INFORMATIONS_3,1)=%</text:p>
      <text:p text:style-name="P7"/>
      <text:p text:style-name="DefaultGrasSol"><text:soft-page-break/>%=remLineWhenBlank(MOYENS_DROITS,1)=%</text:p>
      <text:p text:style-name="P23">%=remLineWhenBlank(B_MOYENS_DROITS,1)=%</text:p>
      <text:p text:style-name="P22"/>
      <text:p text:style-name="P22"/>
      <text:p text:style-name="P33">%=SALUTATIONS=%</text:p>
      <text:p text:style-name="P24"/>
      <text:p text:style-name="P22"/>
      <text:p text:style-name="P12"><text:tab/><text:span text:style-name="T3">%#include PCsignature#%</text:span></text:p>
      <text:p text:style-name="P12"/>
      <text:p text:style-name="P12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82cm" fo:margin-bottom="1.044cm" fo:margin-left="1.693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2"><text:page-number text:select-page="current">2</text:page-number></text:span><text:line-break/><text:span text:style-name="MT1">%=NSS=% 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0-08T17:36:32.39</dc:date>
    <meta:print-date>2011-02-22T10:58:36</meta:print-date>
    <meta:editing-cycles>174</meta:editing-cycles>
    <meta:editing-duration>P1DT14H25M6S</meta:editing-duration>
    <meta:document-statistic meta:table-count="2" meta:image-count="0" meta:object-count="0" meta:page-count="2" meta:paragraph-count="46" meta:word-count="58" meta:character-count="1408"/>
    <meta:user-defined meta:name="Info 1"/>
    <meta:user-defined meta:name="Info 2"/>
    <meta:user-defined meta:name="Info 3"/>
    <meta:user-defined meta:name="Info 4"/>
  </office:meta>
</office:document-meta>
</file>